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5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ARG – 400</text:p>
          </table:table-cell>
        </table:table-row>
        <table:table-row table:style-name="ro1">
          <table:table-cell office:value-type="string" calcext:value-type="string">
            <text:p>push constant 0 <text:s text:c="3"/>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p local 0 <text:s text:c="8"/>// initializes sum = 0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bel LOOP_STAR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ush argument 0 <text:s text:c="3"/></text:p>
          </table:table-cell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ush local 0</text:p>
          </table:table-cell>
          <table:table-cell office:value-type="float" office:value="258" calcext:value-type="float">
            <text:p>258</text:p>
          </table:table-cell>
          <table:table-cell table:style-name="ce1" office:value-type="string" calcext:value-type="string">
            <text:p>3,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p local 0 <text:s text:c="8"/>// initializes sum = 0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ush argument 0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ush constant 1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3,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op argument 0 <text:s text:c="5"/>// counter--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sh argument 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2,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f-goto LOOP_START <text:s/>// If counter &gt; 0, goto LOOP_STA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sh local 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22:55:02.726325261</meta:creation-date>
    <dc:date>2020-03-16T23:04:57.811516165</dc:date>
    <meta:editing-duration>PT9M57S</meta:editing-duration>
    <meta:editing-cycles>1</meta:editing-cycles>
    <meta:generator>LibreOffice/6.0.7.3$Linux_X86_64 LibreOffice_project/00m0$Build-3</meta:generator>
    <meta:document-statistic meta:table-count="1" meta:cell-count="52" meta:object-count="0"/>
  </office:meta>
</office:document-meta>
</file>